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2_base_optical_poses" table:style-name="ta1">
        <table:shapes>
          <draw:frame draw:z-index="0" draw:style-name="gr1" draw:text-style-name="P1" svg:width="453.51pt" svg:height="255.09pt" svg:x="646.81pt" svg:y="38.21pt">
            <loext:p draw:notify-on-update-of-ranges="test2_base_optical_poses.G4:test2_base_optical_poses.G40 test2_base_optical_poses.H4:test2_base_optical_poses.H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Results</text:p>
          </table:table-cell>
          <table:table-cell table:number-columns-repeated="2"/>
          <table:table-cell table:style-name="ce1" office:value-type="string" calcext:value-type="string">
            <text:p>Results from m to mm</text:p>
          </table:table-cell>
          <table:table-cell table:number-columns-repeated="2"/>
          <table:table-cell table:style-name="ce1" office:value-type="string" calcext:value-type="string">
            <text:p>Total error</text:p>
          </table:table-cell>
          <table:table-cell/>
        </table:table-row>
        <table:table-row table:style-name="ro1">
          <table:table-cell table:style-name="ce1" office:value-type="string" calcext:value-type="string">
            <text:p>x [m]</text:p>
          </table:table-cell>
          <table:table-cell table:style-name="ce1" office:value-type="string" calcext:value-type="string">
            <text:p>y [m]</text:p>
          </table:table-cell>
          <table:table-cell/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y [mm]</text:p>
          </table:table-cell>
          <table:table-cell/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y [mm]</text:p>
          </table:table-cell>
        </table:table-row>
        <table:table-row table:style-name="ro1">
          <table:table-cell office:value-type="float" office:value="-0.133058014263732" calcext:value-type="float">
            <text:p>-0.1330580143</text:p>
          </table:table-cell>
          <table:table-cell office:value-type="float" office:value="-0.340530981879144" calcext:value-type="float">
            <text:p>-0.3405309819</text:p>
          </table:table-cell>
          <table:table-cell/>
          <table:table-cell table:formula="of:=[.A4]*1000" office:value-type="float" office:value="-133.058014263732" calcext:value-type="float">
            <text:p>-133.0580142637</text:p>
          </table:table-cell>
          <table:table-cell table:formula="of:=[.B4]*1000" office:value-type="float" office:value="-340.530981879144" calcext:value-type="float">
            <text:p>-340.5309818791</text:p>
          </table:table-cell>
          <table:table-cell/>
          <table:table-cell table:formula="of:=[.D4]-[.$D$46]" office:value-type="float" office:value="-4.81994657126353" calcext:value-type="float">
            <text:p>-4.8199465713</text:p>
          </table:table-cell>
          <table:table-cell table:formula="of:=[.E4]-[.$E$46]" office:value-type="float" office:value="0.479521288915862" calcext:value-type="float">
            <text:p>0.4795212889</text:p>
          </table:table-cell>
        </table:table-row>
        <table:table-row table:style-name="ro1">
          <table:table-cell office:value-type="float" office:value="-0.126847904414068" calcext:value-type="float">
            <text:p>-0.1268479044</text:p>
          </table:table-cell>
          <table:table-cell office:value-type="float" office:value="-0.340703775361082" calcext:value-type="float">
            <text:p>-0.3407037754</text:p>
          </table:table-cell>
          <table:table-cell/>
          <table:table-cell table:formula="of:=[.A5]*1000" office:value-type="float" office:value="-126.847904414068" calcext:value-type="float">
            <text:p>-126.8479044141</text:p>
          </table:table-cell>
          <table:table-cell table:formula="of:=[.B5]*1000" office:value-type="float" office:value="-340.703775361082" calcext:value-type="float">
            <text:p>-340.7037753611</text:p>
          </table:table-cell>
          <table:table-cell/>
          <table:table-cell table:formula="of:=[.D5]-[.$D$46]" office:value-type="float" office:value="1.39016327840092" calcext:value-type="float">
            <text:p>1.3901632784</text:p>
          </table:table-cell>
          <table:table-cell table:formula="of:=[.E5]-[.$E$46]" office:value-type="float" office:value="0.306727806977676" calcext:value-type="float">
            <text:p>0.306727807</text:p>
          </table:table-cell>
        </table:table-row>
        <table:table-row table:style-name="ro1">
          <table:table-cell office:value-type="float" office:value="-0.125008617043176" calcext:value-type="float">
            <text:p>-0.125008617</text:p>
          </table:table-cell>
          <table:table-cell office:value-type="float" office:value="-0.340576587306521" calcext:value-type="float">
            <text:p>-0.3405765873</text:p>
          </table:table-cell>
          <table:table-cell/>
          <table:table-cell table:formula="of:=[.A6]*1000" office:value-type="float" office:value="-125.008617043176" calcext:value-type="float">
            <text:p>-125.0086170432</text:p>
          </table:table-cell>
          <table:table-cell table:formula="of:=[.B6]*1000" office:value-type="float" office:value="-340.576587306521" calcext:value-type="float">
            <text:p>-340.5765873065</text:p>
          </table:table-cell>
          <table:table-cell/>
          <table:table-cell table:formula="of:=[.D6]-[.$D$46]" office:value-type="float" office:value="3.22945064929296" calcext:value-type="float">
            <text:p>3.2294506493</text:p>
          </table:table-cell>
          <table:table-cell table:formula="of:=[.E6]-[.$E$46]" office:value-type="float" office:value="0.433915861539049" calcext:value-type="float">
            <text:p>0.4339158615</text:p>
          </table:table-cell>
        </table:table-row>
        <table:table-row table:style-name="ro1">
          <table:table-cell office:value-type="float" office:value="-0.131699081946071" calcext:value-type="float">
            <text:p>-0.1316990819</text:p>
          </table:table-cell>
          <table:table-cell office:value-type="float" office:value="-0.340771699746787" calcext:value-type="float">
            <text:p>-0.3407716997</text:p>
          </table:table-cell>
          <table:table-cell/>
          <table:table-cell table:formula="of:=[.A7]*1000" office:value-type="float" office:value="-131.699081946071" calcext:value-type="float">
            <text:p>-131.6990819461</text:p>
          </table:table-cell>
          <table:table-cell table:formula="of:=[.B7]*1000" office:value-type="float" office:value="-340.771699746787" calcext:value-type="float">
            <text:p>-340.7716997468</text:p>
          </table:table-cell>
          <table:table-cell/>
          <table:table-cell table:formula="of:=[.D7]-[.$D$46]" office:value-type="float" office:value="-3.46101425360246" calcext:value-type="float">
            <text:p>-3.4610142536</text:p>
          </table:table-cell>
          <table:table-cell table:formula="of:=[.E7]-[.$E$46]" office:value-type="float" office:value="0.238803421273417" calcext:value-type="float">
            <text:p>0.2388034213</text:p>
          </table:table-cell>
        </table:table-row>
        <table:table-row table:style-name="ro1">
          <table:table-cell office:value-type="float" office:value="-0.129172698006936" calcext:value-type="float">
            <text:p>-0.129172698</text:p>
          </table:table-cell>
          <table:table-cell office:value-type="float" office:value="-0.341311755238545" calcext:value-type="float">
            <text:p>-0.3413117552</text:p>
          </table:table-cell>
          <table:table-cell/>
          <table:table-cell table:formula="of:=[.A8]*1000" office:value-type="float" office:value="-129.172698006936" calcext:value-type="float">
            <text:p>-129.1726980069</text:p>
          </table:table-cell>
          <table:table-cell table:formula="of:=[.B8]*1000" office:value-type="float" office:value="-341.311755238545" calcext:value-type="float">
            <text:p>-341.3117552385</text:p>
          </table:table-cell>
          <table:table-cell/>
          <table:table-cell table:formula="of:=[.D8]-[.$D$46]" office:value-type="float" office:value="-0.934630314467057" calcext:value-type="float">
            <text:p>-0.9346303145</text:p>
          </table:table-cell>
          <table:table-cell table:formula="of:=[.E8]-[.$E$46]" office:value-type="float" office:value="-0.301252070485191" calcext:value-type="float">
            <text:p>-0.3012520705</text:p>
          </table:table-cell>
        </table:table-row>
        <table:table-row table:style-name="ro1">
          <table:table-cell office:value-type="float" office:value="-0.125524701375989" calcext:value-type="float">
            <text:p>-0.1255247014</text:p>
          </table:table-cell>
          <table:table-cell office:value-type="float" office:value="-0.340562133574945" calcext:value-type="float">
            <text:p>-0.3405621336</text:p>
          </table:table-cell>
          <table:table-cell/>
          <table:table-cell table:formula="of:=[.A9]*1000" office:value-type="float" office:value="-125.524701375989" calcext:value-type="float">
            <text:p>-125.524701376</text:p>
          </table:table-cell>
          <table:table-cell table:formula="of:=[.B9]*1000" office:value-type="float" office:value="-340.562133574945" calcext:value-type="float">
            <text:p>-340.5621335749</text:p>
          </table:table-cell>
          <table:table-cell/>
          <table:table-cell table:formula="of:=[.D9]-[.$D$46]" office:value-type="float" office:value="2.71336631647924" calcext:value-type="float">
            <text:p>2.7133663165</text:p>
          </table:table-cell>
          <table:table-cell table:formula="of:=[.E9]-[.$E$46]" office:value-type="float" office:value="0.448369593115444" calcext:value-type="float">
            <text:p>0.4483695931</text:p>
          </table:table-cell>
        </table:table-row>
        <table:table-row table:style-name="ro1">
          <table:table-cell office:value-type="float" office:value="-0.11933720050527" calcext:value-type="float">
            <text:p>-0.1193372005</text:p>
          </table:table-cell>
          <table:table-cell office:value-type="float" office:value="-0.340540969732145" calcext:value-type="float">
            <text:p>-0.3405409697</text:p>
          </table:table-cell>
          <table:table-cell/>
          <table:table-cell table:formula="of:=[.A10]*1000" office:value-type="float" office:value="-119.33720050527" calcext:value-type="float">
            <text:p>-119.3372005053</text:p>
          </table:table-cell>
          <table:table-cell table:formula="of:=[.B10]*1000" office:value-type="float" office:value="-340.540969732145" calcext:value-type="float">
            <text:p>-340.5409697321</text:p>
          </table:table-cell>
          <table:table-cell/>
          <table:table-cell table:formula="of:=[.D10]-[.$D$46]" office:value-type="float" office:value="8.90086718719834" calcext:value-type="float">
            <text:p>8.9008671872</text:p>
          </table:table-cell>
          <table:table-cell table:formula="of:=[.E10]-[.$E$46]" office:value-type="float" office:value="0.469533435914627" calcext:value-type="float">
            <text:p>0.4695334359</text:p>
          </table:table-cell>
        </table:table-row>
        <table:table-row table:style-name="ro1">
          <table:table-cell office:value-type="float" office:value="-0.126122743545437" calcext:value-type="float">
            <text:p>-0.1261227435</text:p>
          </table:table-cell>
          <table:table-cell office:value-type="float" office:value="-0.341499954969204" calcext:value-type="float">
            <text:p>-0.341499955</text:p>
          </table:table-cell>
          <table:table-cell/>
          <table:table-cell table:formula="of:=[.A11]*1000" office:value-type="float" office:value="-126.122743545437" calcext:value-type="float">
            <text:p>-126.1227435454</text:p>
          </table:table-cell>
          <table:table-cell table:formula="of:=[.B11]*1000" office:value-type="float" office:value="-341.499954969204" calcext:value-type="float">
            <text:p>-341.4999549692</text:p>
          </table:table-cell>
          <table:table-cell/>
          <table:table-cell table:formula="of:=[.D11]-[.$D$46]" office:value-type="float" office:value="2.11532414703112" calcext:value-type="float">
            <text:p>2.115324147</text:p>
          </table:table-cell>
          <table:table-cell table:formula="of:=[.E11]-[.$E$46]" office:value-type="float" office:value="-0.489451801144242" calcext:value-type="float">
            <text:p>-0.4894518011</text:p>
          </table:table-cell>
        </table:table-row>
        <table:table-row table:style-name="ro1">
          <table:table-cell office:value-type="float" office:value="-0.128815638526747" calcext:value-type="float">
            <text:p>-0.1288156385</text:p>
          </table:table-cell>
          <table:table-cell office:value-type="float" office:value="-0.341654458662753" calcext:value-type="float">
            <text:p>-0.3416544587</text:p>
          </table:table-cell>
          <table:table-cell/>
          <table:table-cell table:formula="of:=[.A12]*1000" office:value-type="float" office:value="-128.815638526747" calcext:value-type="float">
            <text:p>-128.8156385267</text:p>
          </table:table-cell>
          <table:table-cell table:formula="of:=[.B12]*1000" office:value-type="float" office:value="-341.654458662753" calcext:value-type="float">
            <text:p>-341.6544586628</text:p>
          </table:table-cell>
          <table:table-cell/>
          <table:table-cell table:formula="of:=[.D12]-[.$D$46]" office:value-type="float" office:value="-0.577570834278077" calcext:value-type="float">
            <text:p>-0.5775708343</text:p>
          </table:table-cell>
          <table:table-cell table:formula="of:=[.E12]-[.$E$46]" office:value-type="float" office:value="-0.643955494692705" calcext:value-type="float">
            <text:p>-0.6439554947</text:p>
          </table:table-cell>
        </table:table-row>
        <table:table-row table:style-name="ro1">
          <table:table-cell office:value-type="float" office:value="-0.12963131884792" calcext:value-type="float">
            <text:p>-0.1296313188</text:p>
          </table:table-cell>
          <table:table-cell office:value-type="float" office:value="-0.341827869801685" calcext:value-type="float">
            <text:p>-0.3418278698</text:p>
          </table:table-cell>
          <table:table-cell/>
          <table:table-cell table:formula="of:=[.A13]*1000" office:value-type="float" office:value="-129.63131884792" calcext:value-type="float">
            <text:p>-129.6313188479</text:p>
          </table:table-cell>
          <table:table-cell table:formula="of:=[.B13]*1000" office:value-type="float" office:value="-341.827869801685" calcext:value-type="float">
            <text:p>-341.8278698017</text:p>
          </table:table-cell>
          <table:table-cell/>
          <table:table-cell table:formula="of:=[.D13]-[.$D$46]" office:value-type="float" office:value="-1.39325115545148" calcext:value-type="float">
            <text:p>-1.3932511555</text:p>
          </table:table-cell>
          <table:table-cell table:formula="of:=[.E13]-[.$E$46]" office:value-type="float" office:value="-0.817366633624886" calcext:value-type="float">
            <text:p>-0.8173666336</text:p>
          </table:table-cell>
        </table:table-row>
        <table:table-row table:style-name="ro1">
          <table:table-cell office:value-type="float" office:value="-0.127885015919572" calcext:value-type="float">
            <text:p>-0.1278850159</text:p>
          </table:table-cell>
          <table:table-cell office:value-type="float" office:value="-0.340483550635343" calcext:value-type="float">
            <text:p>-0.3404835506</text:p>
          </table:table-cell>
          <table:table-cell/>
          <table:table-cell table:formula="of:=[.A14]*1000" office:value-type="float" office:value="-127.885015919572" calcext:value-type="float">
            <text:p>-127.8850159196</text:p>
          </table:table-cell>
          <table:table-cell table:formula="of:=[.B14]*1000" office:value-type="float" office:value="-340.483550635343" calcext:value-type="float">
            <text:p>-340.4835506353</text:p>
          </table:table-cell>
          <table:table-cell/>
          <table:table-cell table:formula="of:=[.D14]-[.$D$46]" office:value-type="float" office:value="0.353051772896805" calcext:value-type="float">
            <text:p>0.3530517729</text:p>
          </table:table-cell>
          <table:table-cell table:formula="of:=[.E14]-[.$E$46]" office:value-type="float" office:value="0.526952532716905" calcext:value-type="float">
            <text:p>0.5269525327</text:p>
          </table:table-cell>
        </table:table-row>
        <table:table-row table:style-name="ro1">
          <table:table-cell office:value-type="float" office:value="-0.129775908593812" calcext:value-type="float">
            <text:p>-0.1297759086</text:p>
          </table:table-cell>
          <table:table-cell office:value-type="float" office:value="-0.340342878383244" calcext:value-type="float">
            <text:p>-0.3403428784</text:p>
          </table:table-cell>
          <table:table-cell/>
          <table:table-cell table:formula="of:=[.A15]*1000" office:value-type="float" office:value="-129.775908593812" calcext:value-type="float">
            <text:p>-129.7759085938</text:p>
          </table:table-cell>
          <table:table-cell table:formula="of:=[.B15]*1000" office:value-type="float" office:value="-340.342878383244" calcext:value-type="float">
            <text:p>-340.3428783832</text:p>
          </table:table-cell>
          <table:table-cell/>
          <table:table-cell table:formula="of:=[.D15]-[.$D$46]" office:value-type="float" office:value="-1.53784090134323" calcext:value-type="float">
            <text:p>-1.5378409013</text:p>
          </table:table-cell>
          <table:table-cell table:formula="of:=[.E15]-[.$E$46]" office:value-type="float" office:value="0.667624784815871" calcext:value-type="float">
            <text:p>0.6676247848</text:p>
          </table:table-cell>
        </table:table-row>
        <table:table-row table:style-name="ro1">
          <table:table-cell office:value-type="float" office:value="-0.129142682878776" calcext:value-type="float">
            <text:p>-0.1291426829</text:p>
          </table:table-cell>
          <table:table-cell office:value-type="float" office:value="-0.340908487019403" calcext:value-type="float">
            <text:p>-0.340908487</text:p>
          </table:table-cell>
          <table:table-cell/>
          <table:table-cell table:formula="of:=[.A16]*1000" office:value-type="float" office:value="-129.142682878776" calcext:value-type="float">
            <text:p>-129.1426828788</text:p>
          </table:table-cell>
          <table:table-cell table:formula="of:=[.B16]*1000" office:value-type="float" office:value="-340.908487019403" calcext:value-type="float">
            <text:p>-340.9084870194</text:p>
          </table:table-cell>
          <table:table-cell/>
          <table:table-cell table:formula="of:=[.D16]-[.$D$46]" office:value-type="float" office:value="-0.904615186307865" calcext:value-type="float">
            <text:p>-0.9046151863</text:p>
          </table:table-cell>
          <table:table-cell table:formula="of:=[.E16]-[.$E$46]" office:value-type="float" office:value="0.102016148657071" calcext:value-type="float">
            <text:p>0.1020161487</text:p>
          </table:table-cell>
        </table:table-row>
        <table:table-row table:style-name="ro1">
          <table:table-cell office:value-type="float" office:value="-0.118992513455761" calcext:value-type="float">
            <text:p>-0.1189925135</text:p>
          </table:table-cell>
          <table:table-cell office:value-type="float" office:value="-0.340308452057619" calcext:value-type="float">
            <text:p>-0.3403084521</text:p>
          </table:table-cell>
          <table:table-cell/>
          <table:table-cell table:formula="of:=[.A17]*1000" office:value-type="float" office:value="-118.992513455761" calcext:value-type="float">
            <text:p>-118.9925134558</text:p>
          </table:table-cell>
          <table:table-cell table:formula="of:=[.B17]*1000" office:value-type="float" office:value="-340.308452057619" calcext:value-type="float">
            <text:p>-340.3084520576</text:p>
          </table:table-cell>
          <table:table-cell/>
          <table:table-cell table:formula="of:=[.D17]-[.$D$46]" office:value-type="float" office:value="9.24555423670715" calcext:value-type="float">
            <text:p>9.2455542367</text:p>
          </table:table-cell>
          <table:table-cell table:formula="of:=[.E17]-[.$E$46]" office:value-type="float" office:value="0.702051110441346" calcext:value-type="float">
            <text:p>0.7020511104</text:p>
          </table:table-cell>
        </table:table-row>
        <table:table-row table:style-name="ro1">
          <table:table-cell office:value-type="float" office:value="-0.125315417330013" calcext:value-type="float">
            <text:p>-0.1253154173</text:p>
          </table:table-cell>
          <table:table-cell office:value-type="float" office:value="-0.340346982696174" calcext:value-type="float">
            <text:p>-0.3403469827</text:p>
          </table:table-cell>
          <table:table-cell/>
          <table:table-cell table:formula="of:=[.A18]*1000" office:value-type="float" office:value="-125.315417330013" calcext:value-type="float">
            <text:p>-125.31541733</text:p>
          </table:table-cell>
          <table:table-cell table:formula="of:=[.B18]*1000" office:value-type="float" office:value="-340.346982696174" calcext:value-type="float">
            <text:p>-340.3469826962</text:p>
          </table:table-cell>
          <table:table-cell/>
          <table:table-cell table:formula="of:=[.D18]-[.$D$46]" office:value-type="float" office:value="2.9226503624558" calcext:value-type="float">
            <text:p>2.9226503625</text:p>
          </table:table-cell>
          <table:table-cell table:formula="of:=[.E18]-[.$E$46]" office:value-type="float" office:value="0.663520471885818" calcext:value-type="float">
            <text:p>0.6635204719</text:p>
          </table:table-cell>
        </table:table-row>
        <table:table-row table:style-name="ro1">
          <table:table-cell office:value-type="float" office:value="-0.129115303455659" calcext:value-type="float">
            <text:p>-0.1291153035</text:p>
          </table:table-cell>
          <table:table-cell office:value-type="float" office:value="-0.341501487032825" calcext:value-type="float">
            <text:p>-0.341501487</text:p>
          </table:table-cell>
          <table:table-cell/>
          <table:table-cell table:formula="of:=[.A19]*1000" office:value-type="float" office:value="-129.115303455659" calcext:value-type="float">
            <text:p>-129.1153034557</text:p>
          </table:table-cell>
          <table:table-cell table:formula="of:=[.B19]*1000" office:value-type="float" office:value="-341.501487032825" calcext:value-type="float">
            <text:p>-341.5014870328</text:p>
          </table:table-cell>
          <table:table-cell/>
          <table:table-cell table:formula="of:=[.D19]-[.$D$46]" office:value-type="float" office:value="-0.877235763190299" calcext:value-type="float">
            <text:p>-0.8772357632</text:p>
          </table:table-cell>
          <table:table-cell table:formula="of:=[.E19]-[.$E$46]" office:value-type="float" office:value="-0.490983864765383" calcext:value-type="float">
            <text:p>-0.4909838648</text:p>
          </table:table-cell>
        </table:table-row>
        <table:table-row table:style-name="ro1">
          <table:table-cell office:value-type="float" office:value="-0.131703779852783" calcext:value-type="float">
            <text:p>-0.1317037799</text:p>
          </table:table-cell>
          <table:table-cell office:value-type="float" office:value="-0.34140092552854" calcext:value-type="float">
            <text:p>-0.3414009255</text:p>
          </table:table-cell>
          <table:table-cell/>
          <table:table-cell table:formula="of:=[.A20]*1000" office:value-type="float" office:value="-131.703779852783" calcext:value-type="float">
            <text:p>-131.7037798528</text:p>
          </table:table-cell>
          <table:table-cell table:formula="of:=[.B20]*1000" office:value-type="float" office:value="-341.40092552854" calcext:value-type="float">
            <text:p>-341.4009255285</text:p>
          </table:table-cell>
          <table:table-cell/>
          <table:table-cell table:formula="of:=[.D20]-[.$D$46]" office:value-type="float" office:value="-3.46571216031475" calcext:value-type="float">
            <text:p>-3.4657121603</text:p>
          </table:table-cell>
          <table:table-cell table:formula="of:=[.E20]-[.$E$46]" office:value-type="float" office:value="-0.390422360480329" calcext:value-type="float">
            <text:p>-0.3904223605</text:p>
          </table:table-cell>
        </table:table-row>
        <table:table-row table:style-name="ro1">
          <table:table-cell office:value-type="float" office:value="-0.119844425261539" calcext:value-type="float">
            <text:p>-0.1198444253</text:p>
          </table:table-cell>
          <table:table-cell office:value-type="float" office:value="-0.340835441812199" calcext:value-type="float">
            <text:p>-0.3408354418</text:p>
          </table:table-cell>
          <table:table-cell/>
          <table:table-cell table:formula="of:=[.A21]*1000" office:value-type="float" office:value="-119.844425261539" calcext:value-type="float">
            <text:p>-119.8444252615</text:p>
          </table:table-cell>
          <table:table-cell table:formula="of:=[.B21]*1000" office:value-type="float" office:value="-340.835441812199" calcext:value-type="float">
            <text:p>-340.8354418122</text:p>
          </table:table-cell>
          <table:table-cell/>
          <table:table-cell table:formula="of:=[.D21]-[.$D$46]" office:value-type="float" office:value="8.39364243093009" calcext:value-type="float">
            <text:p>8.3936424309</text:p>
          </table:table-cell>
          <table:table-cell table:formula="of:=[.E21]-[.$E$46]" office:value-type="float" office:value="0.175061355860578" calcext:value-type="float">
            <text:p>0.1750613559</text:p>
          </table:table-cell>
        </table:table-row>
        <table:table-row table:style-name="ro1">
          <table:table-cell office:value-type="float" office:value="-0.132298128151086" calcext:value-type="float">
            <text:p>-0.1322981282</text:p>
          </table:table-cell>
          <table:table-cell office:value-type="float" office:value="-0.341390195504357" calcext:value-type="float">
            <text:p>-0.3413901955</text:p>
          </table:table-cell>
          <table:table-cell/>
          <table:table-cell table:formula="of:=[.A22]*1000" office:value-type="float" office:value="-132.298128151086" calcext:value-type="float">
            <text:p>-132.2981281511</text:p>
          </table:table-cell>
          <table:table-cell table:formula="of:=[.B22]*1000" office:value-type="float" office:value="-341.390195504357" calcext:value-type="float">
            <text:p>-341.3901955044</text:p>
          </table:table-cell>
          <table:table-cell/>
          <table:table-cell table:formula="of:=[.D22]-[.$D$46]" office:value-type="float" office:value="-4.06006045861727" calcext:value-type="float">
            <text:p>-4.0600604586</text:p>
          </table:table-cell>
          <table:table-cell table:formula="of:=[.E22]-[.$E$46]" office:value-type="float" office:value="-0.379692336297296" calcext:value-type="float">
            <text:p>-0.3796923363</text:p>
          </table:table-cell>
        </table:table-row>
        <table:table-row table:style-name="ro1">
          <table:table-cell office:value-type="float" office:value="-0.132149799373164" calcext:value-type="float">
            <text:p>-0.1321497994</text:p>
          </table:table-cell>
          <table:table-cell office:value-type="float" office:value="-0.341639737279473" calcext:value-type="float">
            <text:p>-0.3416397373</text:p>
          </table:table-cell>
          <table:table-cell/>
          <table:table-cell table:formula="of:=[.A23]*1000" office:value-type="float" office:value="-132.149799373164" calcext:value-type="float">
            <text:p>-132.1497993732</text:p>
          </table:table-cell>
          <table:table-cell table:formula="of:=[.B23]*1000" office:value-type="float" office:value="-341.639737279473" calcext:value-type="float">
            <text:p>-341.6397372795</text:p>
          </table:table-cell>
          <table:table-cell/>
          <table:table-cell table:formula="of:=[.D23]-[.$D$46]" office:value-type="float" office:value="-3.91173168069523" calcext:value-type="float">
            <text:p>-3.9117316807</text:p>
          </table:table-cell>
          <table:table-cell table:formula="of:=[.E23]-[.$E$46]" office:value-type="float" office:value="-0.6292341114127" calcext:value-type="float">
            <text:p>-0.6292341114</text:p>
          </table:table-cell>
        </table:table-row>
        <table:table-row table:style-name="ro1">
          <table:table-cell office:value-type="float" office:value="-0.126792130931082" calcext:value-type="float">
            <text:p>-0.1267921309</text:p>
          </table:table-cell>
          <table:table-cell office:value-type="float" office:value="-0.340599408416645" calcext:value-type="float">
            <text:p>-0.3405994084</text:p>
          </table:table-cell>
          <table:table-cell/>
          <table:table-cell table:formula="of:=[.A24]*1000" office:value-type="float" office:value="-126.792130931082" calcext:value-type="float">
            <text:p>-126.7921309311</text:p>
          </table:table-cell>
          <table:table-cell table:formula="of:=[.B24]*1000" office:value-type="float" office:value="-340.599408416645" calcext:value-type="float">
            <text:p>-340.5994084166</text:p>
          </table:table-cell>
          <table:table-cell/>
          <table:table-cell table:formula="of:=[.D24]-[.$D$46]" office:value-type="float" office:value="1.44593676138619" calcext:value-type="float">
            <text:p>1.4459367614</text:p>
          </table:table-cell>
          <table:table-cell table:formula="of:=[.E24]-[.$E$46]" office:value-type="float" office:value="0.41109475141468" calcext:value-type="float">
            <text:p>0.4110947514</text:p>
          </table:table-cell>
        </table:table-row>
        <table:table-row table:style-name="ro1">
          <table:table-cell office:value-type="float" office:value="-0.127010028549201" calcext:value-type="float">
            <text:p>-0.1270100285</text:p>
          </table:table-cell>
          <table:table-cell office:value-type="float" office:value="-0.340553071575965" calcext:value-type="float">
            <text:p>-0.3405530716</text:p>
          </table:table-cell>
          <table:table-cell/>
          <table:table-cell table:formula="of:=[.A25]*1000" office:value-type="float" office:value="-127.010028549201" calcext:value-type="float">
            <text:p>-127.0100285492</text:p>
          </table:table-cell>
          <table:table-cell table:formula="of:=[.B25]*1000" office:value-type="float" office:value="-340.553071575965" calcext:value-type="float">
            <text:p>-340.553071576</text:p>
          </table:table-cell>
          <table:table-cell/>
          <table:table-cell table:formula="of:=[.D25]-[.$D$46]" office:value-type="float" office:value="1.22803914326789" calcext:value-type="float">
            <text:p>1.2280391433</text:p>
          </table:table-cell>
          <table:table-cell table:formula="of:=[.E25]-[.$E$46]" office:value-type="float" office:value="0.457431592094622" calcext:value-type="float">
            <text:p>0.4574315921</text:p>
          </table:table-cell>
        </table:table-row>
        <table:table-row table:style-name="ro1">
          <table:table-cell office:value-type="float" office:value="-0.132721313455849" calcext:value-type="float">
            <text:p>-0.1327213135</text:p>
          </table:table-cell>
          <table:table-cell office:value-type="float" office:value="-0.340705149407019" calcext:value-type="float">
            <text:p>-0.3407051494</text:p>
          </table:table-cell>
          <table:table-cell/>
          <table:table-cell table:formula="of:=[.A26]*1000" office:value-type="float" office:value="-132.721313455849" calcext:value-type="float">
            <text:p>-132.7213134558</text:p>
          </table:table-cell>
          <table:table-cell table:formula="of:=[.B26]*1000" office:value-type="float" office:value="-340.705149407019" calcext:value-type="float">
            <text:p>-340.705149407</text:p>
          </table:table-cell>
          <table:table-cell/>
          <table:table-cell table:formula="of:=[.D26]-[.$D$46]" office:value-type="float" office:value="-4.48324576337996" calcext:value-type="float">
            <text:p>-4.4832457634</text:p>
          </table:table-cell>
          <table:table-cell table:formula="of:=[.E26]-[.$E$46]" office:value-type="float" office:value="0.305353761041317" calcext:value-type="float">
            <text:p>0.305353761</text:p>
          </table:table-cell>
        </table:table-row>
        <table:table-row table:style-name="ro1">
          <table:table-cell office:value-type="float" office:value="-0.119693072172929" calcext:value-type="float">
            <text:p>-0.1196930722</text:p>
          </table:table-cell>
          <table:table-cell office:value-type="float" office:value="-0.339510710658651" calcext:value-type="float">
            <text:p>-0.3395107107</text:p>
          </table:table-cell>
          <table:table-cell/>
          <table:table-cell table:formula="of:=[.A27]*1000" office:value-type="float" office:value="-119.693072172929" calcext:value-type="float">
            <text:p>-119.6930721729</text:p>
          </table:table-cell>
          <table:table-cell table:formula="of:=[.B27]*1000" office:value-type="float" office:value="-339.510710658651" calcext:value-type="float">
            <text:p>-339.5107106587</text:p>
          </table:table-cell>
          <table:table-cell/>
          <table:table-cell table:formula="of:=[.D27]-[.$D$46]" office:value-type="float" office:value="8.54499551953981" calcext:value-type="float">
            <text:p>8.5449955195</text:p>
          </table:table-cell>
          <table:table-cell table:formula="of:=[.E27]-[.$E$46]" office:value-type="float" office:value="1.49979250940942" calcext:value-type="float">
            <text:p>1.4997925094</text:p>
          </table:table-cell>
        </table:table-row>
        <table:table-row table:style-name="ro1">
          <table:table-cell office:value-type="float" office:value="-0.131579135546384" calcext:value-type="float">
            <text:p>-0.1315791355</text:p>
          </table:table-cell>
          <table:table-cell office:value-type="float" office:value="-0.341209287750792" calcext:value-type="float">
            <text:p>-0.3412092878</text:p>
          </table:table-cell>
          <table:table-cell/>
          <table:table-cell table:formula="of:=[.A28]*1000" office:value-type="float" office:value="-131.579135546384" calcext:value-type="float">
            <text:p>-131.5791355464</text:p>
          </table:table-cell>
          <table:table-cell table:formula="of:=[.B28]*1000" office:value-type="float" office:value="-341.209287750792" calcext:value-type="float">
            <text:p>-341.2092877508</text:p>
          </table:table-cell>
          <table:table-cell/>
          <table:table-cell table:formula="of:=[.D28]-[.$D$46]" office:value-type="float" office:value="-3.34106785391492" calcext:value-type="float">
            <text:p>-3.3410678539</text:p>
          </table:table-cell>
          <table:table-cell table:formula="of:=[.E28]-[.$E$46]" office:value-type="float" office:value="-0.198784582732117" calcext:value-type="float">
            <text:p>-0.1987845827</text:p>
          </table:table-cell>
        </table:table-row>
        <table:table-row table:style-name="ro1">
          <table:table-cell office:value-type="float" office:value="-0.129162448685422" calcext:value-type="float">
            <text:p>-0.1291624487</text:p>
          </table:table-cell>
          <table:table-cell office:value-type="float" office:value="-0.340783236640797" calcext:value-type="float">
            <text:p>-0.3407832366</text:p>
          </table:table-cell>
          <table:table-cell/>
          <table:table-cell table:formula="of:=[.A29]*1000" office:value-type="float" office:value="-129.162448685422" calcext:value-type="float">
            <text:p>-129.1624486854</text:p>
          </table:table-cell>
          <table:table-cell table:formula="of:=[.B29]*1000" office:value-type="float" office:value="-340.783236640797" calcext:value-type="float">
            <text:p>-340.7832366408</text:p>
          </table:table-cell>
          <table:table-cell/>
          <table:table-cell table:formula="of:=[.D29]-[.$D$46]" office:value-type="float" office:value="-0.924380992953218" calcext:value-type="float">
            <text:p>-0.924380993</text:p>
          </table:table-cell>
          <table:table-cell table:formula="of:=[.E29]-[.$E$46]" office:value-type="float" office:value="0.227266527262884" calcext:value-type="float">
            <text:p>0.2272665273</text:p>
          </table:table-cell>
        </table:table-row>
        <table:table-row table:style-name="ro1">
          <table:table-cell office:value-type="float" office:value="-0.129412089589748" calcext:value-type="float">
            <text:p>-0.1294120896</text:p>
          </table:table-cell>
          <table:table-cell office:value-type="float" office:value="-0.341883720671201" calcext:value-type="float">
            <text:p>-0.3418837207</text:p>
          </table:table-cell>
          <table:table-cell/>
          <table:table-cell table:formula="of:=[.A30]*1000" office:value-type="float" office:value="-129.412089589748" calcext:value-type="float">
            <text:p>-129.4120895897</text:p>
          </table:table-cell>
          <table:table-cell table:formula="of:=[.B30]*1000" office:value-type="float" office:value="-341.883720671201" calcext:value-type="float">
            <text:p>-341.8837206712</text:p>
          </table:table-cell>
          <table:table-cell/>
          <table:table-cell table:formula="of:=[.D30]-[.$D$46]" office:value-type="float" office:value="-1.17402189727912" calcext:value-type="float">
            <text:p>-1.1740218973</text:p>
          </table:table-cell>
          <table:table-cell table:formula="of:=[.E30]-[.$E$46]" office:value-type="float" office:value="-0.873217503140666" calcext:value-type="float">
            <text:p>-0.8732175031</text:p>
          </table:table-cell>
        </table:table-row>
        <table:table-row table:style-name="ro1">
          <table:table-cell office:value-type="float" office:value="-0.132021148163576" calcext:value-type="float">
            <text:p>-0.1320211482</text:p>
          </table:table-cell>
          <table:table-cell office:value-type="float" office:value="-0.342009018166475" calcext:value-type="float">
            <text:p>-0.3420090182</text:p>
          </table:table-cell>
          <table:table-cell/>
          <table:table-cell table:formula="of:=[.A31]*1000" office:value-type="float" office:value="-132.021148163576" calcext:value-type="float">
            <text:p>-132.0211481636</text:p>
          </table:table-cell>
          <table:table-cell table:formula="of:=[.B31]*1000" office:value-type="float" office:value="-342.009018166475" calcext:value-type="float">
            <text:p>-342.0090181665</text:p>
          </table:table-cell>
          <table:table-cell/>
          <table:table-cell table:formula="of:=[.D31]-[.$D$46]" office:value-type="float" office:value="-3.78308047110772" calcext:value-type="float">
            <text:p>-3.7830804711</text:p>
          </table:table-cell>
          <table:table-cell table:formula="of:=[.E31]-[.$E$46]" office:value-type="float" office:value="-0.998514998415146" calcext:value-type="float">
            <text:p>-0.9985149984</text:p>
          </table:table-cell>
        </table:table-row>
        <table:table-row table:style-name="ro1">
          <table:table-cell office:value-type="float" office:value="-0.132304474418934" calcext:value-type="float">
            <text:p>-0.1323044744</text:p>
          </table:table-cell>
          <table:table-cell office:value-type="float" office:value="-0.342772861965047" calcext:value-type="float">
            <text:p>-0.342772862</text:p>
          </table:table-cell>
          <table:table-cell/>
          <table:table-cell table:formula="of:=[.A32]*1000" office:value-type="float" office:value="-132.304474418934" calcext:value-type="float">
            <text:p>-132.3044744189</text:p>
          </table:table-cell>
          <table:table-cell table:formula="of:=[.B32]*1000" office:value-type="float" office:value="-342.772861965047" calcext:value-type="float">
            <text:p>-342.772861965</text:p>
          </table:table-cell>
          <table:table-cell/>
          <table:table-cell table:formula="of:=[.D32]-[.$D$46]" office:value-type="float" office:value="-4.06640672646532" calcext:value-type="float">
            <text:p>-4.0664067265</text:p>
          </table:table-cell>
          <table:table-cell table:formula="of:=[.E32]-[.$E$46]" office:value-type="float" office:value="-1.76235879698709" calcext:value-type="float">
            <text:p>-1.762358797</text:p>
          </table:table-cell>
        </table:table-row>
        <table:table-row table:style-name="ro1">
          <table:table-cell office:value-type="float" office:value="-0.13671610596923" calcext:value-type="float">
            <text:p>-0.136716106</text:p>
          </table:table-cell>
          <table:table-cell office:value-type="float" office:value="-0.338856207564398" calcext:value-type="float">
            <text:p>-0.3388562076</text:p>
          </table:table-cell>
          <table:table-cell/>
          <table:table-cell table:formula="of:=[.A33]*1000" office:value-type="float" office:value="-136.71610596923" calcext:value-type="float">
            <text:p>-136.7161059692</text:p>
          </table:table-cell>
          <table:table-cell table:formula="of:=[.B33]*1000" office:value-type="float" office:value="-338.856207564398" calcext:value-type="float">
            <text:p>-338.8562075644</text:p>
          </table:table-cell>
          <table:table-cell/>
          <table:table-cell table:formula="of:=[.D33]-[.$D$46]" office:value-type="float" office:value="-8.47803827676185" calcext:value-type="float">
            <text:p>-8.4780382768</text:p>
          </table:table-cell>
          <table:table-cell table:formula="of:=[.E33]-[.$E$46]" office:value-type="float" office:value="2.15429560366181" calcext:value-type="float">
            <text:p>2.1542956037</text:p>
          </table:table-cell>
        </table:table-row>
        <table:table-row table:style-name="ro1">
          <table:table-cell office:value-type="float" office:value="-0.127323399091893" calcext:value-type="float">
            <text:p>-0.1273233991</text:p>
          </table:table-cell>
          <table:table-cell office:value-type="float" office:value="-0.341289467570379" calcext:value-type="float">
            <text:p>-0.3412894676</text:p>
          </table:table-cell>
          <table:table-cell/>
          <table:table-cell table:formula="of:=[.A34]*1000" office:value-type="float" office:value="-127.323399091893" calcext:value-type="float">
            <text:p>-127.3233990919</text:p>
          </table:table-cell>
          <table:table-cell table:formula="of:=[.B34]*1000" office:value-type="float" office:value="-341.289467570379" calcext:value-type="float">
            <text:p>-341.2894675704</text:p>
          </table:table-cell>
          <table:table-cell/>
          <table:table-cell table:formula="of:=[.D34]-[.$D$46]" office:value-type="float" office:value="0.914668600576078" calcext:value-type="float">
            <text:p>0.9146686006</text:p>
          </table:table-cell>
          <table:table-cell table:formula="of:=[.E34]-[.$E$46]" office:value-type="float" office:value="-0.278964402319104" calcext:value-type="float">
            <text:p>-0.2789644023</text:p>
          </table:table-cell>
        </table:table-row>
        <table:table-row table:style-name="ro1">
          <table:table-cell office:value-type="float" office:value="-0.127940343410972" calcext:value-type="float">
            <text:p>-0.1279403434</text:p>
          </table:table-cell>
          <table:table-cell office:value-type="float" office:value="-0.341409842268889" calcext:value-type="float">
            <text:p>-0.3414098423</text:p>
          </table:table-cell>
          <table:table-cell/>
          <table:table-cell table:formula="of:=[.A35]*1000" office:value-type="float" office:value="-127.940343410972" calcext:value-type="float">
            <text:p>-127.940343411</text:p>
          </table:table-cell>
          <table:table-cell table:formula="of:=[.B35]*1000" office:value-type="float" office:value="-341.409842268889" calcext:value-type="float">
            <text:p>-341.4098422689</text:p>
          </table:table-cell>
          <table:table-cell/>
          <table:table-cell table:formula="of:=[.D35]-[.$D$46]" office:value-type="float" office:value="0.297724281496116" calcext:value-type="float">
            <text:p>0.2977242815</text:p>
          </table:table-cell>
          <table:table-cell table:formula="of:=[.E35]-[.$E$46]" office:value-type="float" office:value="-0.399339100829479" calcext:value-type="float">
            <text:p>-0.3993391008</text:p>
          </table:table-cell>
        </table:table-row>
        <table:table-row table:style-name="ro1">
          <table:table-cell office:value-type="float" office:value="-0.12633596878346" calcext:value-type="float">
            <text:p>-0.1263359688</text:p>
          </table:table-cell>
          <table:table-cell office:value-type="float" office:value="-0.341408617595206" calcext:value-type="float">
            <text:p>-0.3414086176</text:p>
          </table:table-cell>
          <table:table-cell/>
          <table:table-cell table:formula="of:=[.A36]*1000" office:value-type="float" office:value="-126.335968783461" calcext:value-type="float">
            <text:p>-126.3359687835</text:p>
          </table:table-cell>
          <table:table-cell table:formula="of:=[.B36]*1000" office:value-type="float" office:value="-341.408617595206" calcext:value-type="float">
            <text:p>-341.4086175952</text:p>
          </table:table-cell>
          <table:table-cell/>
          <table:table-cell table:formula="of:=[.D36]-[.$D$46]" office:value-type="float" office:value="1.90209890900809" calcext:value-type="float">
            <text:p>1.902098909</text:p>
          </table:table-cell>
          <table:table-cell table:formula="of:=[.E36]-[.$E$46]" office:value-type="float" office:value="-0.398114427145686" calcext:value-type="float">
            <text:p>-0.3981144271</text:p>
          </table:table-cell>
        </table:table-row>
        <table:table-row table:style-name="ro1">
          <table:table-cell office:value-type="float" office:value="-0.125200574229396" calcext:value-type="float">
            <text:p>-0.1252005742</text:p>
          </table:table-cell>
          <table:table-cell office:value-type="float" office:value="-0.341111587696576" calcext:value-type="float">
            <text:p>-0.3411115877</text:p>
          </table:table-cell>
          <table:table-cell/>
          <table:table-cell table:formula="of:=[.A37]*1000" office:value-type="float" office:value="-125.200574229396" calcext:value-type="float">
            <text:p>-125.2005742294</text:p>
          </table:table-cell>
          <table:table-cell table:formula="of:=[.B37]*1000" office:value-type="float" office:value="-341.111587696576" calcext:value-type="float">
            <text:p>-341.1115876966</text:p>
          </table:table-cell>
          <table:table-cell/>
          <table:table-cell table:formula="of:=[.D37]-[.$D$46]" office:value-type="float" office:value="3.03749346307239" calcext:value-type="float">
            <text:p>3.0374934631</text:p>
          </table:table-cell>
          <table:table-cell table:formula="of:=[.E37]-[.$E$46]" office:value-type="float" office:value="-0.101084528515912" calcext:value-type="float">
            <text:p>-0.1010845285</text:p>
          </table:table-cell>
        </table:table-row>
        <table:table-row table:style-name="ro1">
          <table:table-cell office:value-type="float" office:value="-0.131539506989604" calcext:value-type="float">
            <text:p>-0.131539507</text:p>
          </table:table-cell>
          <table:table-cell office:value-type="float" office:value="-0.34147236292656" calcext:value-type="float">
            <text:p>-0.3414723629</text:p>
          </table:table-cell>
          <table:table-cell/>
          <table:table-cell table:formula="of:=[.A38]*1000" office:value-type="float" office:value="-131.539506989604" calcext:value-type="float">
            <text:p>-131.5395069896</text:p>
          </table:table-cell>
          <table:table-cell table:formula="of:=[.B38]*1000" office:value-type="float" office:value="-341.47236292656" calcext:value-type="float">
            <text:p>-341.4723629266</text:p>
          </table:table-cell>
          <table:table-cell/>
          <table:table-cell table:formula="of:=[.D38]-[.$D$46]" office:value-type="float" office:value="-3.3014392971356" calcext:value-type="float">
            <text:p>-3.3014392971</text:p>
          </table:table-cell>
          <table:table-cell table:formula="of:=[.E38]-[.$E$46]" office:value-type="float" office:value="-0.461859758500282" calcext:value-type="float">
            <text:p>-0.4618597585</text:p>
          </table:table-cell>
        </table:table-row>
        <table:table-row table:style-name="ro1">
          <table:table-cell office:value-type="float" office:value="-0.12225430848328" calcext:value-type="float">
            <text:p>-0.1222543085</text:p>
          </table:table-cell>
          <table:table-cell office:value-type="float" office:value="-0.340690867497661" calcext:value-type="float">
            <text:p>-0.3406908675</text:p>
          </table:table-cell>
          <table:table-cell/>
          <table:table-cell table:formula="of:=[.A39]*1000" office:value-type="float" office:value="-122.25430848328" calcext:value-type="float">
            <text:p>-122.2543084833</text:p>
          </table:table-cell>
          <table:table-cell table:formula="of:=[.B39]*1000" office:value-type="float" office:value="-340.690867497661" calcext:value-type="float">
            <text:p>-340.6908674977</text:p>
          </table:table-cell>
          <table:table-cell/>
          <table:table-cell table:formula="of:=[.D39]-[.$D$46]" office:value-type="float" office:value="5.98375920918909" calcext:value-type="float">
            <text:p>5.9837592092</text:p>
          </table:table-cell>
          <table:table-cell table:formula="of:=[.E39]-[.$E$46]" office:value-type="float" office:value="0.319635670399066" calcext:value-type="float">
            <text:p>0.3196356704</text:p>
          </table:table-cell>
        </table:table-row>
        <table:table-row table:style-name="ro1">
          <table:table-cell office:value-type="float" office:value="-0.132094339773303" calcext:value-type="float">
            <text:p>-0.1320943398</text:p>
          </table:table-cell>
          <table:table-cell office:value-type="float" office:value="-0.34120969284491" calcext:value-type="float">
            <text:p>-0.3412096928</text:p>
          </table:table-cell>
          <table:table-cell/>
          <table:table-cell table:formula="of:=[.A40]*1000" office:value-type="float" office:value="-132.094339773303" calcext:value-type="float">
            <text:p>-132.0943397733</text:p>
          </table:table-cell>
          <table:table-cell table:formula="of:=[.B40]*1000" office:value-type="float" office:value="-341.20969284491" calcext:value-type="float">
            <text:p>-341.2096928449</text:p>
          </table:table-cell>
          <table:table-cell/>
          <table:table-cell table:formula="of:=[.D40]-[.$D$46]" office:value-type="float" office:value="-3.8562720808344" calcext:value-type="float">
            <text:p>-3.8562720808</text:p>
          </table:table-cell>
          <table:table-cell table:formula="of:=[.E40]-[.$E$46]" office:value-type="float" office:value="-0.199189676849869" calcext:value-type="float">
            <text:p>-0.1991896768</text:p>
          </table:table-cell>
        </table:table-row>
        <table:table-row table:style-name="ro1">
          <table:table-cell office:value-type="float" office:value="-0.127130685401995" calcext:value-type="float">
            <text:p>-0.1271306854</text:p>
          </table:table-cell>
          <table:table-cell office:value-type="float" office:value="-0.341343519243777" calcext:value-type="float">
            <text:p>-0.3413435192</text:p>
          </table:table-cell>
          <table:table-cell/>
          <table:table-cell table:formula="of:=[.A41]*1000" office:value-type="float" office:value="-127.130685401995" calcext:value-type="float">
            <text:p>-127.130685402</text:p>
          </table:table-cell>
          <table:table-cell table:formula="of:=[.B41]*1000" office:value-type="float" office:value="-341.343519243777" calcext:value-type="float">
            <text:p>-341.3435192438</text:p>
          </table:table-cell>
          <table:table-cell/>
          <table:table-cell table:formula="of:=[.D41]-[.$D$46]" office:value-type="float" office:value="1.10738229047368" calcext:value-type="float">
            <text:p>1.1073822905</text:p>
          </table:table-cell>
          <table:table-cell table:formula="of:=[.E41]-[.$E$46]" office:value-type="float" office:value="-0.333016075716614" calcext:value-type="float">
            <text:p>-0.3330160757</text:p>
          </table:table-cell>
        </table:table-row>
        <table:table-row table:style-name="ro1">
          <table:table-cell office:value-type="float" office:value="-0.132612673612509" calcext:value-type="float">
            <text:p>-0.1326126736</text:p>
          </table:table-cell>
          <table:table-cell office:value-type="float" office:value="-0.3414526688714" calcext:value-type="float">
            <text:p>-0.3414526689</text:p>
          </table:table-cell>
          <table:table-cell/>
          <table:table-cell table:formula="of:=[.A42]*1000" office:value-type="float" office:value="-132.612673612509" calcext:value-type="float">
            <text:p>-132.6126736125</text:p>
          </table:table-cell>
          <table:table-cell table:formula="of:=[.B42]*1000" office:value-type="float" office:value="-341.4526688714" calcext:value-type="float">
            <text:p>-341.4526688714</text:p>
          </table:table-cell>
          <table:table-cell/>
          <table:table-cell table:formula="of:=[.D42]-[.$D$46]" office:value-type="float" office:value="-4.37460592003998" calcext:value-type="float">
            <text:p>-4.37460592</text:p>
          </table:table-cell>
          <table:table-cell table:formula="of:=[.E42]-[.$E$46]" office:value-type="float" office:value="-0.442165703340265" calcext:value-type="float">
            <text:p>-0.442165703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Calculate the average result in x and y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AVERAGE([.D4:.D43])" office:value-type="float" office:value="-128.238067692469" calcext:value-type="float">
            <text:p>-128.2380676925</text:p>
          </table:table-cell>
          <table:table-cell table:formula="of:=AVERAGE([.E4:.E43])" office:value-type="float" office:value="-341.01050316806" calcext:value-type="float">
            <text:p>-341.010503168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2">00/00/0000</text:date>, <text:time style:data-style-name="N2" text:time-value="16:24:07.658336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2T16:25:13.050858482</dc:date>
    <meta:editing-duration>PT51M52S</meta:editing-duration>
    <meta:editing-cycles>10</meta:editing-cycles>
    <meta:generator>LibreOffice/5.1.6.2$Linux_X86_64 LibreOffice_project/10m0$Build-2</meta:generator>
    <meta:document-statistic meta:table-count="1" meta:cell-count="2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88cm" svg:y="0.316cm" chart:style-name="ch2">
          <text:p>Accuracy_test</text:p>
        </chart:title>
        <chart:legend chart:legend-position="end" svg:x="13.181cm" svg:y="4.201cm" style:legend-expansion="high" chart:style-name="ch3"/>
        <chart:plot-area chart:style-name="ch4" table:cell-range-address="test2_base_optical_poses.G4:test2_base_optical_poses.H40" chart:data-source-has-labels="row" svg:x="1.331cm" svg:y="1.275cm" svg:width="11.53cm" svg:height="6.564cm">
          <chartooo:coordinate-region svg:x="1.569cm" svg:y="1.474cm" svg:width="11.105cm" svg:height="6.166cm"/>
          <chart:axis chart:dimension="x" chart:name="primary-x" chart:style-name="ch5">
            <chart:title svg:x="6.589cm" svg:y="8.019cm" chart:style-name="ch6">
              <text:p>X[mm]</text:p>
            </chart:title>
            <chart:grid chart:style-name="ch7" chart:class="major"/>
          </chart:axis>
          <chart:axis chart:dimension="y" chart:name="primary-y" chart:style-name="ch5">
            <chart:title svg:x="0.451cm" svg:y="5.064cm" chart:style-name="ch8">
              <text:p>Y[mm]</text:p>
            </chart:title>
            <chart:grid chart:style-name="ch7" chart:class="major"/>
          </chart:axis>
          <chart:series chart:style-name="ch9" chart:values-cell-range-address="test2_base_optical_poses.H4:test2_base_optical_poses.H40" loext:label-string="center_points" chart:class="chart:scatter">
            <chart:domain table:cell-range-address="test2_base_optical_poses.G4:test2_base_optical_poses.G40"/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enter_poi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.81994657126353">
                <text:p>-4.81994657126353</text:p>
                <draw:g>
                  <svg:desc>test2_base_optical_poses.G4:test2_base_optical_poses.G40</svg:desc>
                </draw:g>
              </table:table-cell>
              <table:table-cell office:value-type="float" office:value="0.479521288915862">
                <text:p>0.479521288915862</text:p>
                <draw:g>
                  <svg:desc>test2_base_optical_poses.H4:test2_base_optical_poses.H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9016327840092">
                <text:p>1.39016327840092</text:p>
              </table:table-cell>
              <table:table-cell office:value-type="float" office:value="0.306727806977676">
                <text:p>0.306727806977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2945064929296">
                <text:p>3.22945064929296</text:p>
              </table:table-cell>
              <table:table-cell office:value-type="float" office:value="0.433915861539049">
                <text:p>0.433915861539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46101425360246">
                <text:p>-3.46101425360246</text:p>
              </table:table-cell>
              <table:table-cell office:value-type="float" office:value="0.238803421273417">
                <text:p>0.238803421273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34630314467057">
                <text:p>-0.934630314467057</text:p>
              </table:table-cell>
              <table:table-cell office:value-type="float" office:value="-0.301252070485191">
                <text:p>-0.3012520704851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1336631647924">
                <text:p>2.71336631647924</text:p>
              </table:table-cell>
              <table:table-cell office:value-type="float" office:value="0.448369593115444">
                <text:p>0.448369593115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90086718719834">
                <text:p>8.90086718719834</text:p>
              </table:table-cell>
              <table:table-cell office:value-type="float" office:value="0.469533435914627">
                <text:p>0.4695334359146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1532414703112">
                <text:p>2.11532414703112</text:p>
              </table:table-cell>
              <table:table-cell office:value-type="float" office:value="-0.489451801144242">
                <text:p>-0.4894518011442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577570834278077">
                <text:p>-0.577570834278077</text:p>
              </table:table-cell>
              <table:table-cell office:value-type="float" office:value="-0.643955494692705">
                <text:p>-0.6439554946927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39325115545148">
                <text:p>-1.39325115545148</text:p>
              </table:table-cell>
              <table:table-cell office:value-type="float" office:value="-0.817366633624886">
                <text:p>-0.8173666336248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3051772896805">
                <text:p>0.353051772896805</text:p>
              </table:table-cell>
              <table:table-cell office:value-type="float" office:value="0.526952532716905">
                <text:p>0.5269525327169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53784090134323">
                <text:p>-1.53784090134323</text:p>
              </table:table-cell>
              <table:table-cell office:value-type="float" office:value="0.667624784815871">
                <text:p>0.6676247848158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04615186307865">
                <text:p>-0.904615186307865</text:p>
              </table:table-cell>
              <table:table-cell office:value-type="float" office:value="0.102016148657071">
                <text:p>0.1020161486570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24555423670715">
                <text:p>9.24555423670715</text:p>
              </table:table-cell>
              <table:table-cell office:value-type="float" office:value="0.702051110441346">
                <text:p>0.7020511104413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226503624558">
                <text:p>2.9226503624558</text:p>
              </table:table-cell>
              <table:table-cell office:value-type="float" office:value="0.663520471885818">
                <text:p>0.6635204718858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77235763190299">
                <text:p>-0.877235763190299</text:p>
              </table:table-cell>
              <table:table-cell office:value-type="float" office:value="-0.490983864765383">
                <text:p>-0.4909838647653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6571216031475">
                <text:p>-3.46571216031475</text:p>
              </table:table-cell>
              <table:table-cell office:value-type="float" office:value="-0.390422360480329">
                <text:p>-0.3904223604803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39364243093009">
                <text:p>8.39364243093009</text:p>
              </table:table-cell>
              <table:table-cell office:value-type="float" office:value="0.175061355860578">
                <text:p>0.1750613558605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.06006045861727">
                <text:p>-4.06006045861727</text:p>
              </table:table-cell>
              <table:table-cell office:value-type="float" office:value="-0.379692336297296">
                <text:p>-0.3796923362972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91173168069523">
                <text:p>-3.91173168069523</text:p>
              </table:table-cell>
              <table:table-cell office:value-type="float" office:value="-0.6292341114127">
                <text:p>-0.62923411141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4593676138619">
                <text:p>1.44593676138619</text:p>
              </table:table-cell>
              <table:table-cell office:value-type="float" office:value="0.41109475141468">
                <text:p>0.411094751414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2803914326789">
                <text:p>1.22803914326789</text:p>
              </table:table-cell>
              <table:table-cell office:value-type="float" office:value="0.457431592094622">
                <text:p>0.4574315920946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.48324576337996">
                <text:p>-4.48324576337996</text:p>
              </table:table-cell>
              <table:table-cell office:value-type="float" office:value="0.305353761041317">
                <text:p>0.3053537610413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54499551953981">
                <text:p>8.54499551953981</text:p>
              </table:table-cell>
              <table:table-cell office:value-type="float" office:value="1.49979250940942">
                <text:p>1.499792509409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.34106785391492">
                <text:p>-3.34106785391492</text:p>
              </table:table-cell>
              <table:table-cell office:value-type="float" office:value="-0.198784582732117">
                <text:p>-0.1987845827321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924380992953218">
                <text:p>-0.924380992953218</text:p>
              </table:table-cell>
              <table:table-cell office:value-type="float" office:value="0.227266527262884">
                <text:p>0.2272665272628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17402189727912">
                <text:p>-1.17402189727912</text:p>
              </table:table-cell>
              <table:table-cell office:value-type="float" office:value="-0.873217503140666">
                <text:p>-0.8732175031406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.78308047110772">
                <text:p>-3.78308047110772</text:p>
              </table:table-cell>
              <table:table-cell office:value-type="float" office:value="-0.998514998415146">
                <text:p>-0.9985149984151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.06640672646532">
                <text:p>-4.06640672646532</text:p>
              </table:table-cell>
              <table:table-cell office:value-type="float" office:value="-1.76235879698709">
                <text:p>-1.762358796987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8.47803827676185">
                <text:p>-8.47803827676185</text:p>
              </table:table-cell>
              <table:table-cell office:value-type="float" office:value="2.15429560366181">
                <text:p>2.154295603661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14668600576078">
                <text:p>0.914668600576078</text:p>
              </table:table-cell>
              <table:table-cell office:value-type="float" office:value="-0.278964402319104">
                <text:p>-0.2789644023191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7724281496116">
                <text:p>0.297724281496116</text:p>
              </table:table-cell>
              <table:table-cell office:value-type="float" office:value="-0.399339100829479">
                <text:p>-0.3993391008294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0209890900809">
                <text:p>1.90209890900809</text:p>
              </table:table-cell>
              <table:table-cell office:value-type="float" office:value="-0.398114427145686">
                <text:p>-0.3981144271456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3749346307239">
                <text:p>3.03749346307239</text:p>
              </table:table-cell>
              <table:table-cell office:value-type="float" office:value="-0.101084528515912">
                <text:p>-0.1010845285159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3014392971356">
                <text:p>-3.3014392971356</text:p>
              </table:table-cell>
              <table:table-cell office:value-type="float" office:value="-0.461859758500282">
                <text:p>-0.4618597585002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98375920918909">
                <text:p>5.98375920918909</text:p>
              </table:table-cell>
              <table:table-cell office:value-type="float" office:value="0.319635670399066">
                <text:p>0.3196356703990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.8562720808344">
                <text:p>-3.8562720808344</text:p>
              </table:table-cell>
              <table:table-cell office:value-type="float" office:value="-0.199189676849869">
                <text:p>-0.1991896768498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